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F00000161DA0B3295C00C37DC.png" manifest:media-type="image/png"/>
  <manifest:file-entry manifest:full-path="Pictures/100000010000021F00000161E8615869FE394E4D.png" manifest:media-type="image/png"/>
  <manifest:file-entry manifest:full-path="Pictures/10000001000002290000013574F7EA58697F2D2C.png" manifest:media-type="image/png"/>
  <manifest:file-entry manifest:full-path="Pictures/10000001000001FF00000151E38A749C5D2A21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2b1" officeooo:paragraph-rsid="001c82b1"/>
    </style:style>
    <style:style style:name="P2" style:family="paragraph" style:parent-style-name="Standard">
      <style:text-properties officeooo:rsid="001f9fdc" officeooo:paragraph-rsid="00202504"/>
    </style:style>
    <style:style style:name="T1" style:family="text">
      <style:text-properties officeooo:rsid="001c82b1"/>
    </style:style>
    <style:style style:name="T2" style:family="text">
      <style:text-properties fo:font-weight="bold" officeooo:rsid="001c82b1" style:font-weight-asian="bold" style:font-weight-complex="bold"/>
    </style:style>
    <style:style style:name="T3" style:family="text">
      <style:text-properties officeooo:rsid="002025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8"/><text:span text:style-name="T2">Assignments-14</text:span></text:p>
      <text:p text:style-name="Standard"><text:s text:c="28"/></text:p>
      <text:p text:style-name="Standard"><text:s text:c="18"/><text:span text:style-name="T1">Entering,Deleting and Changing Field Values</text:span></text:p>
      <text:p text:style-name="Standard"/>
      <text:p text:style-name="P1">1.</text:p>
      <text:p text:style-name="P1"><draw:frame draw:style-name="fr1" draw:name="Image1" text:anchor-type="char" svg:x="0.042cm" svg:y="0.192cm" svg:width="7.719cm" svg:height="4.879cm" draw:z-index="0"><draw:image xlink:href="Pictures/10000001000001FF00000151E38A749C5D2A2144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<text:s text:c="65"/><draw:frame draw:style-name="fr1" draw:name="Image2" text:anchor-type="char" svg:x="0.127cm" svg:y="0.706cm" svg:width="7.855cm" svg:height="5.106cm" draw:z-index="1"><draw:image xlink:href="Pictures/100000010000021F00000161E8615869FE394E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.<draw:frame draw:style-name="fr1" draw:name="Image3" text:anchor-type="char" svg:x="0.136cm" svg:y="0.635cm" svg:width="7.784cm" svg:height="5.061cm" draw:z-index="2"><draw:image xlink:href="Pictures/100000010000021F00000161DA0B3295C00C37D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4.</text:span></text:p>
      <text:p text:style-name="P2"><draw:frame draw:style-name="fr1" draw:name="Image4" text:anchor-type="char" svg:x="0.169cm" svg:y="0.556cm" svg:width="8.015cm" svg:height="4.479cm" draw:z-index="3"><draw:image xlink:href="Pictures/10000001000002290000013574F7EA58697F2D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01:16.843149111</meta:creation-date>
    <dc:date>2023-09-18T23:36:43.860521824</dc:date>
    <meta:editing-duration>PT35M25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1" meta:paragraph-count="7" meta:word-count="10" meta:character-count="215" meta:non-whitespace-character-count="61"/>
  </office:meta>
</office:document-meta>
</file>